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5.5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200242</text:span></text:p>
      <text:p text:style-name="P10"/>
      <text:p text:style-name="Standard"><text:span text:style-name="T4">שם העסק/מבנה</text:span><text:span text:style-name="T1"> <text:s text:c="3"/>מגורים רב קומות גורד שחקים</text:span></text:p>
      <text:p text:style-name="P11"/>
      <text:p text:style-name="Standard"><text:span text:style-name="T4">כתובת</text:span><text:span text:style-name="T1"> <text:s text:c="4"/>שלמה אלרז 1 </text:span></text:p>
      <text:p text:style-name="P11"/>
      <text:p text:style-name="Standard"><text:span text:style-name="T4">טלפון</text:span><text:span text:style-name="T1"> <text:s text:c="18"/></text:span></text:p>
      <text:p text:style-name="P11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 text:c="14"/>לוח פיקוד כבאים <text:s text:c="3"/>כניסה ראשית, סמוך לעמדת שומר.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: <text:s/>קיים</text:span><text:span text:style-name="T1"> </text:span></text:p>
      <text:p text:style-name="P4"/>
      <text:p text:style-name="Standard"><text:span text:style-name="T4">מיקום ברזי כיבוי עיקריים "3</text:span><text:span text:style-name="T1"> <text:s text:c="5"/>ברחבות היערכות </text:span></text:p>
      <text:p text:style-name="Standard"><text:span text:style-name="T1"><text:s text:c="55"/>גמל מים חזית מערבית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<text:s/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2 מפלסי חניה תת קרקעיים. <text:s/></text:span><text:span text:style-name="T4">מרתף משותף בין בניין 1 לבניין 2 מאפשר מילוט מבניין לבניין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חזית מזרחית 2750 קוב.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קומת חניון. מרתף -1 .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ניקוז גז גפ"מ <text:s/>תחתון מחוץ למבנה בגינ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2 מאגרי מים בבניי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עליון ותחתון מגוף שליטה ראשי ספרינקלרים נמצא בקומת קרקע ברז שליטה בכול קומ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שוט אשפה לאורך הבניין מחובר לדחסן בקומת קרקע.</text:span><text:bookmark text:name="_GoBack"/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4</meta:editing-cycles>
    <meta:print-date>2014-05-05T06:34:00</meta:print-date>
    <meta:creation-date>2014-05-05T06:11:00</meta:creation-date>
    <dc:date>2014-05-05T06:35:00</dc:date>
    <meta:editing-duration>PT25S</meta:editing-duration>
    <meta:generator>OpenOffice/4.0.1$Win32 OpenOffice.org_project/401m5$Build-9714</meta:generator>
    <meta:document-statistic meta:table-count="6" meta:image-count="0" meta:object-count="0" meta:page-count="2" meta:paragraph-count="57" meta:word-count="208" meta:character-count="18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